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Estremità_20_linea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Estremità_20_linea_20_1" draw:marker-start-width="0.35cm" draw:marker-end="Estremità_20_linea_20_2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otted"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9cm" svg:y1="1.5cm" svg:x2="9cm" svg:y2="11cm">
          <text:p/>
        </draw:line>
        <draw:line draw:style-name="gr2" draw:text-style-name="P1" draw:layer="layout" svg:x1="3cm" svg:y1="16.5cm" svg:x2="9.1cm" svg:y2="10.9cm">
          <text:p/>
        </draw:line>
        <draw:line draw:style-name="gr1" draw:text-style-name="P1" draw:id="id1" draw:layer="layout" svg:x1="18.4cm" svg:y1="11.07cm" svg:x2="8.9cm" svg:y2="11cm">
          <text:p/>
        </draw:line>
        <draw:frame draw:style-name="gr3" draw:layer="layout" svg:width="1.5cm" svg:height="2.25cm" svg:x="1.5cm" svg:y="15.5cm">
          <draw:text-box>
            <text:p>X</text:p>
          </draw:text-box>
        </draw:frame>
        <draw:frame draw:style-name="gr3" draw:layer="layout" svg:width="1.5cm" svg:height="2.25cm" svg:x="18.5cm" svg:y="11.25cm">
          <draw:text-box>
            <text:p>Y</text:p>
            <text:p/>
          </draw:text-box>
        </draw:frame>
        <draw:frame draw:style-name="gr3" draw:layer="layout" svg:width="1.5cm" svg:height="2.25cm" svg:x="7cm" svg:y="1.25cm">
          <draw:text-box>
            <text:p>Z</text:p>
          </draw:text-box>
        </draw:frame>
        <draw:connector draw:style-name="gr4" draw:text-style-name="P1" draw:layer="layout" draw:type="line" svg:x1="8.9cm" svg:y1="11.035cm" svg:x2="14.056cm" svg:y2="4.259cm" draw:start-shape="id1" draw:start-glue-point="3" svg:d="m8900 11035 5156-6776">
          <text:p/>
        </draw:connector>
        <draw:line draw:style-name="gr5" draw:text-style-name="P1" draw:layer="layout" svg:x1="14cm" svg:y1="4.5cm" svg:x2="14cm" svg:y2="14cm">
          <text:p/>
        </draw:line>
        <draw:line draw:style-name="gr5" draw:text-style-name="P1" draw:layer="layout" svg:x1="9cm" svg:y1="11cm" svg:x2="14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shi </meta:initial-creator>
    <meta:creation-date>2010-10-12T16:47:11</meta:creation-date>
    <dc:date>2010-10-12T16:55:27</dc:date>
    <dc:creator>Toshi </dc:creator>
    <meta:editing-duration>PT00H08M16S</meta:editing-duration>
    <meta:editing-cycles>1</meta:editing-cycles>
    <meta:document-statistic meta:object-count="9"/>
    <meta:generator>OpenOffice.org/3.2$Linux OpenOffice.org_project/320m12$Build-9483</meta:generator>
  </office:meta>
</office:document-meta>
</file>